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p text:style-name="Text_20_body">Linux is a kernel <draw:frame draw:style-name="fr1" draw:name="Image1" text:anchor-type="char" svg:x="3.2957in" svg:y="-0.0311in" svg:width="1.2508in" svg:height="1.2508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d1a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7:07:39.455253134</meta:creation-date>
    <dc:date>2022-03-02T17:14:13.031444177</dc:date>
    <meta:editing-duration>PT6M34S</meta:editing-duration>
    <meta:editing-cycles>1</meta:editing-cycles>
    <meta:document-statistic meta:table-count="0" meta:image-count="1" meta:object-count="0" meta:page-count="1" meta:paragraph-count="2" meta:word-count="5" meta:character-count="24" meta:non-whitespace-character-count="19"/>
    <meta:generator>LibreOffice/6.4.7.2$Linux_X86_64 LibreOffice_project/40$Build-2</meta:generator>
  </office:meta>
</office:document-meta>
</file>